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al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2372190" calcext:value-type="float">
            <text:p>2372190</text:p>
          </table:table-cell>
          <table:table-cell office:value-type="float" office:value="51077578" calcext:value-type="float">
            <text:p>510775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E2]" office:value-type="string" office:string-value="shan" calcext:value-type="string">
            <text:p>shan</text:p>
          </table:table-cell>
          <table:table-cell table:formula="of:=[.H2]" office:value-type="float" office:value="3" calcext:value-type="float">
            <text:p>3</text:p>
          </table:table-cell>
          <table:table-cell table:formula="of:=AVERAGE([.D2:.D4])" office:value-type="float" office:value="51074672" calcext:value-type="float">
            <text:p>51074672</text:p>
          </table:table-cell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2371978" calcext:value-type="float">
            <text:p>2371978</text:p>
          </table:table-cell>
          <table:table-cell office:value-type="float" office:value="51073526" calcext:value-type="float">
            <text:p>510735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]" office:value-type="string" office:string-value="shan" calcext:value-type="string">
            <text:p>shan</text:p>
          </table:table-cell>
          <table:table-cell table:formula="of:=[.H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2371946" calcext:value-type="float">
            <text:p>2371946</text:p>
          </table:table-cell>
          <table:table-cell office:value-type="float" office:value="51072912" calcext:value-type="float">
            <text:p>5107291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]" office:value-type="string" office:string-value="shan" calcext:value-type="string">
            <text:p>shan</text:p>
          </table:table-cell>
          <table:table-cell table:formula="of:=[.H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2164583" calcext:value-type="float">
            <text:p>2164583</text:p>
          </table:table-cell>
          <table:table-cell office:value-type="float" office:value="47134601" calcext:value-type="float">
            <text:p>471346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5]" office:value-type="string" office:string-value="shan" calcext:value-type="string">
            <text:p>shan</text:p>
          </table:table-cell>
          <table:table-cell table:formula="of:=[.H5]" office:value-type="float" office:value="2" calcext:value-type="float">
            <text:p>2</text:p>
          </table:table-cell>
          <table:table-cell table:formula="of:=AVERAGE([.D5:.D7])" office:value-type="float" office:value="47142032.3333333" calcext:value-type="float">
            <text:p>47142032.3333333</text:p>
          </table:table-cell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2165370" calcext:value-type="float">
            <text:p>2165370</text:p>
          </table:table-cell>
          <table:table-cell office:value-type="float" office:value="47149578" calcext:value-type="float">
            <text:p>471495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6]" office:value-type="string" office:string-value="shan" calcext:value-type="string">
            <text:p>shan</text:p>
          </table:table-cell>
          <table:table-cell table:formula="of:=[.H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2164966" calcext:value-type="float">
            <text:p>2164966</text:p>
          </table:table-cell>
          <table:table-cell office:value-type="float" office:value="47141918" calcext:value-type="float">
            <text:p>4714191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]" office:value-type="string" office:string-value="shan" calcext:value-type="string">
            <text:p>shan</text:p>
          </table:table-cell>
          <table:table-cell table:formula="of:=[.H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49" calcext:value-type="float">
            <text:p>2185949</text:p>
          </table:table-cell>
          <table:table-cell office:value-type="float" office:value="47543521" calcext:value-type="float">
            <text:p>4754352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8]" office:value-type="string" office:string-value="shan" calcext:value-type="string">
            <text:p>shan</text:p>
          </table:table-cell>
          <table:table-cell table:formula="of:=[.H8]" office:value-type="float" office:value="1" calcext:value-type="float">
            <text:p>1</text:p>
          </table:table-cell>
          <table:table-cell table:formula="of:=AVERAGE([.D8:.D10])" office:value-type="float" office:value="47543081.6666667" calcext:value-type="float">
            <text:p>47543081.6666667</text:p>
          </table:table-cell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15" calcext:value-type="float">
            <text:p>2185915</text:p>
          </table:table-cell>
          <table:table-cell office:value-type="float" office:value="47542877" calcext:value-type="float">
            <text:p>4754287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9]" office:value-type="string" office:string-value="shan" calcext:value-type="string">
            <text:p>shan</text:p>
          </table:table-cell>
          <table:table-cell table:formula="of:=[.H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13" calcext:value-type="float">
            <text:p>2185913</text:p>
          </table:table-cell>
          <table:table-cell office:value-type="float" office:value="47542847" calcext:value-type="float">
            <text:p>475428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10]" office:value-type="string" office:string-value="shan" calcext:value-type="string">
            <text:p>shan</text:p>
          </table:table-cell>
          <table:table-cell table:formula="of:=[.H1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51" calcext:value-type="float">
            <text:p>3006951</text:p>
          </table:table-cell>
          <table:table-cell office:value-type="float" office:value="2343700" calcext:value-type="float">
            <text:p>2343700</text:p>
          </table:table-cell>
          <table:table-cell office:value-type="float" office:value="50534390" calcext:value-type="float">
            <text:p>5053439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E11]" office:value-type="string" office:string-value="haff" calcext:value-type="string">
            <text:p>haff</text:p>
          </table:table-cell>
          <table:table-cell table:formula="of:=[.H11]" office:value-type="float" office:value="3" calcext:value-type="float">
            <text:p>3</text:p>
          </table:table-cell>
          <table:table-cell table:formula="of:=AVERAGE([.D11:.D13])" office:value-type="float" office:value="50531795" calcext:value-type="float">
            <text:p>50531795</text:p>
          </table:table-cell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4" calcext:value-type="float">
            <text:p>3006944</text:p>
          </table:table-cell>
          <table:table-cell office:value-type="float" office:value="2343485" calcext:value-type="float">
            <text:p>2343485</text:p>
          </table:table-cell>
          <table:table-cell office:value-type="float" office:value="50530289" calcext:value-type="float">
            <text:p>5053028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2]" office:value-type="string" office:string-value="haff" calcext:value-type="string">
            <text:p>haff</text:p>
          </table:table-cell>
          <table:table-cell table:formula="of:=[.H1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39" calcext:value-type="float">
            <text:p>3006939</text:p>
          </table:table-cell>
          <table:table-cell office:value-type="float" office:value="2343508" calcext:value-type="float">
            <text:p>2343508</text:p>
          </table:table-cell>
          <table:table-cell office:value-type="float" office:value="50530706" calcext:value-type="float">
            <text:p>505307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]" office:value-type="string" office:string-value="haff" calcext:value-type="string">
            <text:p>haff</text:p>
          </table:table-cell>
          <table:table-cell table:formula="of:=[.H1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42" calcext:value-type="float">
            <text:p>3006942</text:p>
          </table:table-cell>
          <table:table-cell office:value-type="float" office:value="2159863" calcext:value-type="float">
            <text:p>2159863</text:p>
          </table:table-cell>
          <table:table-cell office:value-type="float" office:value="47043487" calcext:value-type="float">
            <text:p>470434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4]" office:value-type="string" office:string-value="haff" calcext:value-type="string">
            <text:p>haff</text:p>
          </table:table-cell>
          <table:table-cell table:formula="of:=[.H14]" office:value-type="float" office:value="2" calcext:value-type="float">
            <text:p>2</text:p>
          </table:table-cell>
          <table:table-cell table:formula="of:=AVERAGE([.D14:.D16])" office:value-type="float" office:value="47050050" calcext:value-type="float">
            <text:p>47050050</text:p>
          </table:table-cell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55" calcext:value-type="float">
            <text:p>3006955</text:p>
          </table:table-cell>
          <table:table-cell office:value-type="float" office:value="2160578" calcext:value-type="float">
            <text:p>2160578</text:p>
          </table:table-cell>
          <table:table-cell office:value-type="float" office:value="47057098" calcext:value-type="float">
            <text:p>470570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E15]" office:value-type="string" office:string-value="haff" calcext:value-type="string">
            <text:p>haff</text:p>
          </table:table-cell>
          <table:table-cell table:formula="of:=[.H1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63" calcext:value-type="float">
            <text:p>3006963</text:p>
          </table:table-cell>
          <table:table-cell office:value-type="float" office:value="2160181" calcext:value-type="float">
            <text:p>2160181</text:p>
          </table:table-cell>
          <table:table-cell office:value-type="float" office:value="47049565" calcext:value-type="float">
            <text:p>4704956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" office:value-type="string" office:string-value="haff" calcext:value-type="string">
            <text:p>haff</text:p>
          </table:table-cell>
          <table:table-cell table:formula="of:=[.H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345" calcext:value-type="float">
            <text:p>2185345</text:p>
          </table:table-cell>
          <table:table-cell office:value-type="float" office:value="47531579" calcext:value-type="float">
            <text:p>4753157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7]" office:value-type="string" office:string-value="haff" calcext:value-type="string">
            <text:p>haff</text:p>
          </table:table-cell>
          <table:table-cell table:formula="of:=[.H17]" office:value-type="float" office:value="1" calcext:value-type="float">
            <text:p>1</text:p>
          </table:table-cell>
          <table:table-cell table:formula="of:=AVERAGE([.D17:.D19])" office:value-type="float" office:value="47532266" calcext:value-type="float">
            <text:p>47532266</text:p>
          </table:table-cell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363" calcext:value-type="float">
            <text:p>2185363</text:p>
          </table:table-cell>
          <table:table-cell office:value-type="float" office:value="47531923" calcext:value-type="float">
            <text:p>4753192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8]" office:value-type="string" office:string-value="haff" calcext:value-type="string">
            <text:p>haff</text:p>
          </table:table-cell>
          <table:table-cell table:formula="of:=[.H1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436" calcext:value-type="float">
            <text:p>2185436</text:p>
          </table:table-cell>
          <table:table-cell office:value-type="float" office:value="47533296" calcext:value-type="float">
            <text:p>4753329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19]" office:value-type="string" office:string-value="haff" calcext:value-type="string">
            <text:p>haff</text:p>
          </table:table-cell>
          <table:table-cell table:formula="of:=[.H19]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329.39pt" svg:height="230.4pt" svg:x="320pt" svg:y="0pt">
            <loext:p draw:notify-on-update-of-ranges="Sheet2.A2:Sheet2.A2 Sheet2.C2:Sheet2.C4 Sheet2.B2:Sheet2.B4 Sheet2.A5:Sheet2.A5 Sheet2.C5:Sheet2.C7 Sheet2.B5:Sheet2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3" calcext:value-type="float">
            <text:p>3</text:p>
          </table:table-cell>
          <table:table-cell office:value-type="float" office:value="51074672" calcext:value-type="float">
            <text:p>51074672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2" calcext:value-type="float">
            <text:p>2</text:p>
          </table:table-cell>
          <table:table-cell office:value-type="float" office:value="47142032.3333333" calcext:value-type="float">
            <text:p>47142032.3333333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float" office:value="1" calcext:value-type="float">
            <text:p>1</text:p>
          </table:table-cell>
          <table:table-cell office:value-type="float" office:value="47543081.6666667" calcext:value-type="float">
            <text:p>47543081.6666667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3" calcext:value-type="float">
            <text:p>3</text:p>
          </table:table-cell>
          <table:table-cell office:value-type="float" office:value="50531795" calcext:value-type="float">
            <text:p>50531795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2" calcext:value-type="float">
            <text:p>2</text:p>
          </table:table-cell>
          <table:table-cell office:value-type="float" office:value="47050050" calcext:value-type="float">
            <text:p>47050050</text:p>
          </table:table-cell>
        </table:table-row>
        <table:table-row table:style-name="ro1">
          <table:table-cell office:value-type="string" calcext:value-type="string">
            <text:p>haff</text:p>
          </table:table-cell>
          <table:table-cell office:value-type="float" office:value="1" calcext:value-type="float">
            <text:p>1</text:p>
          </table:table-cell>
          <table:table-cell office:value-type="float" office:value="47532266" calcext:value-type="float">
            <text:p>47532266</text:p>
          </table:table-cell>
        </table:table-row>
      </table:table>
      <table:named-expressions/>
      <table:database-ranges>
        <table:database-range table:name="__Anonymous_Sheet_DB__0" table:target-range-address="info.A1:info.I1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3T18:03:25.331105459</dc:date>
    <meta:editing-duration>PT5M5S</meta:editing-duration>
    <meta:editing-cycles>2</meta:editing-cycles>
    <meta:document-statistic meta:table-count="2" meta:cell-count="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4.027cm" svg:y="0.185cm" style:legend-expansion="wide" chart:style-name="ch2"/>
        <chart:plot-area chart:style-name="ch3" table:cell-range-address="Sheet2.B2:Sheet2.C4 Sheet2.A2:Sheet2.A2 Sheet2.A5:Sheet2.A5 Sheet2.C5:Sheet2.C7" chart:data-source-has-labels="row" svg:x="0.892cm" svg:y="0.945cm" svg:width="10.29cm" svg:height="6.04cm">
          <chartooo:coordinate-region svg:x="2.625cm" svg:y="1.144cm" svg:width="8.318cm" svg:height="5.194cm"/>
          <chart:axis chart:dimension="x" chart:name="primary-x" chart:style-name="ch4">
            <chart:title svg:x="4.525cm" svg:y="7.147cm" chart:style-name="ch5">
              <text:p>Размер файла (Мб)</text:p>
            </chart:title>
          </chart:axis>
          <chart:axis chart:dimension="y" chart:name="primary-y" chart:style-name="ch4">
            <chart:title svg:x="0.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2.C2:Sheet2.C4" chart:label-cell-address="Sheet2.A2:Sheet2.A2" chart:class="chart:scatter">
            <chart:domain table:cell-range-address="Sheet2.B2:Sheet2.B4"/>
            <chart:data-point chart:repeated="3"/>
          </chart:series>
          <chart:series chart:style-name="ch9" chart:values-cell-range-address="Sheet2.C5:Sheet2.C7" chart:label-cell-address="Sheet2.A5:Sheet2.A5" chart:class="chart:scatter">
            <chart:domain table:cell-range-address="Sheet2.B5:Sheet2.B7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an</text:p>
                <draw:g>
                  <svg:desc>Sheet2.A2:Sheet2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aff</text:p>
                <draw:g>
                  <svg:desc>Sheet2.A5:Sheet2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B2:Sheet2.B4</svg:desc>
                </draw:g>
              </table:table-cell>
              <table:table-cell office:value-type="float" office:value="51074672">
                <text:p>51074672</text:p>
                <draw:g>
                  <svg:desc>Sheet2.C2:Sheet2.C4</svg:desc>
                </draw:g>
              </table:table-cell>
              <table:table-cell office:value-type="float" office:value="3">
                <text:p>3</text:p>
                <draw:g>
                  <svg:desc>Sheet2.B5:Sheet2.B7</svg:desc>
                </draw:g>
              </table:table-cell>
              <table:table-cell office:value-type="float" office:value="50531795">
                <text:p>50531795</text:p>
                <draw:g>
                  <svg:desc>Sheet2.C5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142032.3333333">
                <text:p>47142032.3333333</text:p>
              </table:table-cell>
              <table:table-cell office:value-type="float" office:value="2">
                <text:p>2</text:p>
              </table:table-cell>
              <table:table-cell office:value-type="float" office:value="47050050">
                <text:p>47050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7543081.6666667">
                <text:p>47543081.6666667</text:p>
              </table:table-cell>
              <table:table-cell office:value-type="float" office:value="1">
                <text:p>1</text:p>
              </table:table-cell>
              <table:table-cell office:value-type="float" office:value="47532266">
                <text:p>47532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